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8000001DA66B2A8FBE9119146.png" manifest:media-type="image/png"/>
  <manifest:file-entry manifest:full-path="Pictures/1000000000000276000001D8E17BEE3D14C8CEA3.png" manifest:media-type="image/png"/>
  <manifest:file-entry manifest:full-path="Pictures/1000000000000277000001D401EDF94D6517F06F.png" manifest:media-type="image/png"/>
  <manifest:file-entry manifest:full-path="Pictures/1000000000000274000001DCCC15D652327C8882.png" manifest:media-type="image/png"/>
  <manifest:file-entry manifest:full-path="Pictures/1000000000000274000001D7784875C21E0D716F.png" manifest:media-type="image/png"/>
  <manifest:file-entry manifest:full-path="Pictures/100000000000027B000001DA0C8652921134A98D.png" manifest:media-type="image/png"/>
  <manifest:file-entry manifest:full-path="Pictures/100000000000027A000001D61D9BE1B2DDDBADD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c6b1" officeooo:paragraph-rsid="0000c6b1"/>
    </style:style>
    <style:style style:name="P2" style:family="paragraph" style:parent-style-name="Standard">
      <style:text-properties officeooo:rsid="0000c6b1" officeooo:paragraph-rsid="0002a0ac"/>
    </style:style>
    <style:style style:name="P3" style:family="paragraph" style:parent-style-name="Standard">
      <style:text-properties officeooo:rsid="0000c6b1" officeooo:paragraph-rsid="0004262b"/>
    </style:style>
    <style:style style:name="P4" style:family="paragraph" style:parent-style-name="Standard">
      <style:text-properties officeooo:rsid="0001cdb2" officeooo:paragraph-rsid="0001cdb2"/>
    </style:style>
    <style:style style:name="P5" style:family="paragraph" style:parent-style-name="Standard">
      <style:text-properties officeooo:rsid="0001cdb2" officeooo:paragraph-rsid="0002a0ac"/>
    </style:style>
    <style:style style:name="P6" style:family="paragraph" style:parent-style-name="Standard">
      <style:text-properties officeooo:rsid="0001cdb2" officeooo:paragraph-rsid="0004262b"/>
    </style:style>
    <style:style style:name="P7" style:family="paragraph" style:parent-style-name="Standard">
      <style:text-properties officeooo:rsid="0001cdb2" officeooo:paragraph-rsid="0002a0ac"/>
    </style:style>
    <style:style style:name="P8" style:family="paragraph" style:parent-style-name="Standard">
      <style:text-properties officeooo:rsid="0001cdb2" officeooo:paragraph-rsid="0004ebcc"/>
    </style:style>
    <style:style style:name="P9" style:family="paragraph" style:parent-style-name="Standard">
      <style:text-properties officeooo:rsid="0001cdb2" officeooo:paragraph-rsid="0006a577"/>
    </style:style>
    <style:style style:name="P10" style:family="paragraph" style:parent-style-name="Standard">
      <style:text-properties officeooo:rsid="0000c6b1" officeooo:paragraph-rsid="0004ebcc"/>
    </style:style>
    <style:style style:name="P11" style:family="paragraph" style:parent-style-name="Standard">
      <style:text-properties officeooo:rsid="0000c6b1" officeooo:paragraph-rsid="0006a577"/>
    </style:style>
    <style:style style:name="P12" style:family="paragraph" style:parent-style-name="Standard">
      <style:text-properties officeooo:rsid="00088241" officeooo:paragraph-rsid="00088241"/>
    </style:style>
    <style:style style:name="T1" style:family="text">
      <style:text-properties officeooo:rsid="0001cdb2"/>
    </style:style>
    <style:style style:name="T2" style:family="text">
      <style:text-properties officeooo:rsid="0002a0ac"/>
    </style:style>
    <style:style style:name="T3" style:family="text">
      <style:text-properties officeooo:rsid="0004262b"/>
    </style:style>
    <style:style style:name="T4" style:family="text">
      <style:text-properties officeooo:rsid="0004ebcc"/>
    </style:style>
    <style:style style:name="T5" style:family="text">
      <style:text-properties officeooo:rsid="0006a577"/>
    </style:style>
    <style:style style:name="T6" style:family="text">
      <style:text-properties officeooo:rsid="000a1211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1.</text:p>
      <text:p text:style-name="P1">Size: 1000</text:p>
      <text:p text:style-name="P1">Nr DC: 1000 <text:s/>(1 node datacenters<text:span text:style-name="T1">)</text:span></text:p>
      <text:p text:style-name="P4">only sender and receiver are long links </text:p>
      <text:p text:style-name="P1"><draw:frame draw:style-name="fr1" draw:name="Image1" text:anchor-type="paragraph" svg:y="0.122in" svg:width="5.0583in" svg:height="3.8339in" draw:z-index="0"><draw:image xlink:href="Pictures/1000000000000274000001DCCC15D652327C8882.png" xlink:type="simple" xlink:show="embed" xlink:actuate="onLoad"/></draw:frame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>2.</text:p>
      <text:p text:style-name="P2">Size: 1000</text:p>
      <text:p text:style-name="P2">Nr DC: 100 <text:s/>(1<text:span text:style-name="T2">0</text:span> node<text:span text:style-name="T2">s</text:span> datacenters<text:span text:style-name="T1">)</text:span></text:p>
      <text:p text:style-name="P5">only sender and receiver are long links </text:p>
      <text:p text:style-name="P1"/>
      <text:p text:style-name="P1"><draw:frame draw:style-name="fr2" draw:name="Image2" text:anchor-type="paragraph" svg:width="4.9945in" svg:height="3.7457in" draw:z-index="1"><draw:image xlink:href="Pictures/1000000000000274000001D7784875C21E0D716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2">3.</text:p>
      <text:p text:style-name="P2">Size: <text:span text:style-name="T2">2</text:span>000</text:p>
      <text:p text:style-name="P2">Nr DC: <text:span text:style-name="T2">2</text:span>000 <text:s/>(1 node datacenters<text:span text:style-name="T1">)</text:span></text:p>
      <text:p text:style-name="P5">only sender and receiver are long links </text:p>
      <text:p text:style-name="P5"><draw:frame draw:style-name="fr3" draw:name="Image3" text:anchor-type="paragraph" svg:width="5.1in" svg:height="3.8071in" draw:z-index="2"><draw:image xlink:href="Pictures/100000000000027B000001DA0C8652921134A98D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">4.</text:p>
      <text:p text:style-name="P11">Size: <text:span text:style-name="T2">2</text:span>000</text:p>
      <text:p text:style-name="P11">Nr DC: <text:span text:style-name="T2">2</text:span>00 <text:s/>(1<text:span text:style-name="T5">0</text:span> node datacenters<text:span text:style-name="T1">)</text:span></text:p>
      <text:p text:style-name="P9">only sender and receiver are long links </text:p>
      <text:p text:style-name="P9"><draw:frame draw:style-name="fr3" draw:name="Image6" text:anchor-type="paragraph" svg:width="5.0134in" svg:height="3.7165in" draw:z-index="5"><draw:image xlink:href="Pictures/100000000000027A000001D61D9BE1B2DDDBADD8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/>
      <text:p text:style-name="P12"><text:soft-page-break/>5.</text:p>
      <text:p text:style-name="P3">Size: <text:span text:style-name="T3">3</text:span>000</text:p>
      <text:p text:style-name="P3">Nr DC: <text:span text:style-name="T3">3</text:span>000 <text:s/>(1 node datacenters<text:span text:style-name="T1">)</text:span></text:p>
      <text:p text:style-name="P6">only sender and receiver are long links </text:p>
      <text:p text:style-name="P5"><draw:frame draw:style-name="fr2" draw:name="Image4" text:anchor-type="paragraph" svg:width="5.172in" svg:height="3.8362in" draw:z-index="3"><draw:image xlink:href="Pictures/1000000000000277000001D401EDF94D6517F06F.png" xlink:type="simple" xlink:show="embed" xlink:actuate="onLoad"/></draw:frame></text:p>
      <text:p text:style-name="P12">6.</text:p>
      <text:p text:style-name="P10">Size: <text:span text:style-name="T3">3</text:span>000</text:p>
      <text:p text:style-name="P10">Nr DC: <text:span text:style-name="T3">3</text:span>00 (1<text:span text:style-name="T4">0</text:span> node datacenters<text:span text:style-name="T1">)</text:span></text:p>
      <text:p text:style-name="P8">only sender and receiver are long links </text:p>
      <text:p text:style-name="P8"/>
      <text:p text:style-name="P8"><draw:frame draw:style-name="fr4" draw:name="Image5" text:anchor-type="paragraph" svg:x="0.8528in" svg:y="0.0146in" svg:width="4.6752in" svg:height="3.5028in" draw:z-index="4"><draw:image xlink:href="Pictures/1000000000000276000001D8E17BEE3D14C8CEA3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><text:soft-page-break/>7. Like 1 but the <text:span text:style-name="T6">latency is not taken into consideration</text:span></text:p>
      <text:p text:style-name="P8"/>
      <text:p text:style-name="P8"/>
      <text:p text:style-name="P8"><draw:frame draw:style-name="fr3" draw:name="Image7" text:anchor-type="paragraph" svg:width="5.6575in" svg:height="4.2429in" draw:z-index="6"><draw:image xlink:href="Pictures/1000000000000278000001DA66B2A8FBE9119146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4T17:00:14.766199189</meta:creation-date>
    <meta:generator>LibreOffice/5.1.4.2$Linux_X86_64 LibreOffice_project/10m0$Build-2</meta:generator>
    <meta:editing-duration>PT8M44S</meta:editing-duration>
    <meta:editing-cycles>5</meta:editing-cycles>
    <dc:date>2016-08-24T17:31:14.785149514</dc:date>
    <meta:document-statistic meta:table-count="0" meta:image-count="7" meta:object-count="0" meta:page-count="4" meta:paragraph-count="25" meta:word-count="107" meta:character-count="567" meta:non-whitespace-character-count="474"/>
  </office:meta>
</office:document-meta>
</file>